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Arial" style:font-family-generic="swiss"/>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paragraph-properties fo:line-height="150%"/>
      <style:text-properties style:font-name="Times New Roman" officeooo:paragraph-rsid="001820e2" style:font-name-complex="Times New Roman"/>
    </style:style>
    <style:style style:name="P2" style:family="paragraph" style:parent-style-name="Standard_20__28_user_29_">
      <style:paragraph-properties fo:line-height="150%"/>
      <style:text-properties style:font-name="Times New Roman" fo:font-size="18pt" fo:font-weight="bold" officeooo:paragraph-rsid="001820e2" style:font-size-asian="18pt" style:font-weight-asian="bold" style:font-name-complex="Times New Roman" style:font-size-complex="18pt" style:font-weight-complex="bold"/>
    </style:style>
    <style:style style:name="P3" style:family="paragraph" style:parent-style-name="Standard_20__28_user_29_">
      <style:paragraph-properties fo:line-height="150%"/>
      <style:text-properties style:font-name="Times New Roman" fo:font-size="16pt" fo:font-weight="bold" officeooo:paragraph-rsid="001820e2" style:font-size-asian="16pt" style:font-weight-asian="bold" style:font-name-complex="Times New Roman" style:font-size-complex="16pt" style:font-weight-complex="bold"/>
    </style:style>
    <style:style style:name="P4" style:family="paragraph" style:parent-style-name="Standard_20__28_user_29_">
      <style:paragraph-properties fo:line-height="150%"/>
      <style:text-properties style:font-name="Times New Roman" fo:font-size="14pt" fo:font-weight="bold" officeooo:paragraph-rsid="001820e2" style:font-size-asian="14pt" style:font-weight-asian="bold" style:font-name-complex="Times New Roman" style:font-size-complex="14pt" style:font-weight-complex="bold"/>
    </style:style>
    <style:style style:name="P5" style:family="paragraph" style:parent-style-name="Standard_20__28_user_29_">
      <style:paragraph-properties fo:line-height="150%" fo:text-align="justify" style:justify-single-word="false"/>
      <style:text-properties style:font-name="Times New Roman" fo:font-size="12.5pt" officeooo:paragraph-rsid="001820e2" style:font-size-asian="12.5pt" style:font-name-complex="Times New Roman" style:font-size-complex="12.5pt"/>
    </style:style>
    <style:style style:name="P6" style:family="paragraph" style:parent-style-name="Standard_20__28_user_29_">
      <style:paragraph-properties fo:line-height="150%"/>
      <style:text-properties style:font-name="Times New Roman" fo:font-size="12.5pt" officeooo:paragraph-rsid="001820e2" style:font-size-asian="12.5pt" style:font-name-complex="Times New Roman" style:font-size-complex="12.5pt"/>
    </style:style>
    <style:style style:name="P7" style:family="paragraph" style:parent-style-name="Standard_20__28_user_29_">
      <style:paragraph-properties fo:line-height="150%"/>
      <style:text-properties style:font-name="Times New Roman" officeooo:paragraph-rsid="001820e2" style:font-name-asian="Times New Roman" style:font-name-complex="Times New Roman"/>
    </style:style>
    <style:style style:name="P8" style:family="paragraph" style:parent-style-name="Standard_20__28_user_29_">
      <style:paragraph-properties fo:line-height="150%" fo:text-align="justify" style:justify-single-word="false"/>
      <style:text-properties officeooo:paragraph-rsid="001820e2"/>
    </style:style>
    <style:style style:name="P9" style:family="paragraph" style:parent-style-name="Standard_20__28_user_29_">
      <style:paragraph-properties fo:margin-left="0cm" fo:margin-right="0cm" fo:line-height="150%" fo:text-align="justify" style:justify-single-word="false" fo:text-indent="1.251cm" style:auto-text-indent="false"/>
      <style:text-properties officeooo:paragraph-rsid="001820e2"/>
    </style:style>
    <style:style style:name="P10" style:family="paragraph" style:parent-style-name="Standard_20__28_user_29_" style:master-page-name="Standard">
      <style:paragraph-properties fo:line-height="150%" style:page-number="auto"/>
      <style:text-properties style:font-name="Times New Roman" fo:font-size="18pt" fo:font-weight="bold" officeooo:paragraph-rsid="001820e2" style:font-size-asian="18pt" style:font-weight-asian="bold" style:font-name-complex="Times New Roman" style:font-size-complex="18pt" style:font-weight-complex="bold"/>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complex="Times New Roman"/>
    </style:style>
    <style:style style:name="T3" style:family="text">
      <style:text-properties style:font-name="Times New Roman" fo:font-size="12.5pt" style:font-size-asian="12.5pt" style:font-name-complex="Times New Roman" style:font-size-complex="12.5pt"/>
    </style:style>
    <style:style style:name="T4" style:family="text">
      <style:text-properties style:font-name="Times New Roman" fo:font-size="12.5pt" style:font-name-asian="Times New Roman" style:font-size-asian="12.5pt" style:font-name-complex="Times New Roman" style:font-size-complex="12.5pt"/>
    </style:style>
    <style:style style:name="T5" style:family="text">
      <style:text-properties fo:font-size="12.5pt" style:font-size-asian="12.5pt" style:font-size-complex="1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MART MEDICINE DISPENSER</text:p>
      <text:p text:style-name="P2"/>
      <text:p text:style-name="P3">SYNOPSIS</text:p>
      <text:p text:style-name="P3"/>
      <text:p text:style-name="P4">PROBLEM DEFINITION</text:p>
      <text:p text:style-name="P4"/>
      <text:p text:style-name="P8"><text:span text:style-name="T1"><text:s text:c="10"/></text:span><text:span text:style-name="T3">Medication non adherence is a serious public health issue. Medically ignorant patients may take wrong dosage at wrong time. The rate of compliance with medication regimens in outpatient settings is generally regarded as poor. Even under the watchful eye of doctors, trained professionals working in a controlled setting make significant errors in the delivery of medication to patients. Compliance with such medication regimens have been shown to be worse after the patient leaves the hospital and the medication management is required to be performed by the patient or some other untrained family member.</text:span></text:p>
      <text:p text:style-name="P6"/>
      <text:p text:style-name="P4">Existing system</text:p>
      <text:p text:style-name="P4"/>
      <text:p text:style-name="P8"><text:span text:style-name="T4"><text:s text:c="10"/></text:span><text:span text:style-name="T3">Most existing medication dispenser require users to configure the schedule and settings manually. This leads to inconvenience and errors due to mistyping. An error in a medication dispenser can have fatal consequences. Nonetheless existing medication dispensers are not equipped with remote device management functions. Therefore users should manage their MD by themselves. For example devices like ‘medtime’ provide only one medicine at a time and medication loading is difficult. 'compumed' <text:s/>dispenses only four times a day and its medicine cassette need to be changed weekly.</text:span></text:p>
      <text:p text:style-name="P5"/>
      <text:p text:style-name="P4">Proposed system</text:p>
      <text:p text:style-name="P4"/>
      <text:p text:style-name="P8"><text:span text:style-name="T4"><text:s text:c="7"/></text:span><text:span text:style-name="T3">A web application will be designed which will have access to a patient health record database and also a database having the contents of different medicines. By logging into this application the doctor or the caretaker can do their specified functions. The doctor login page shows the list of all his patients and he can retrieve the health records of each patient from patient record database. He can select the patient whose medicines needed to be reset. When </text:span><text:soft-page-break/><text:span text:style-name="T3">doctor sets the prescription for a patient, contents of the medicines are cross checked with that of the patient’s health record to ensure that the prescribed medicine doesn’t cause any allergy to the patient. A copy of this prescription is sent to the caretaker and the medicine dispenser is updated accordingly.</text:span></text:p>
      <text:p text:style-name="P5"/>
      <text:p text:style-name="P8"><text:span text:style-name="T4"><text:s text:c="12"/></text:span><text:span text:style-name="T3">Our medicine dispenser is incorporated with separate slots for general medicine and for medicine that should be used in emergency situations. <text:s/>Caretaker has to feed the medicines in the medicine dispenser according to the prescription of the doctor. Dispenser sounds the alarm at times set by the doctor and the medicines are dispensed in the correct dosages. If there is more than one medicine to be taken at a particular time, medicine dispenser should be equipped to pick up the correct dosage of each medicine and to dispense it into the dispensing tray. </text:span></text:p>
      <text:p text:style-name="P5"/>
      <text:p text:style-name="P9"><text:span text:style-name="T3">In addition to medicine dispensing, our system monitors the health conditions of the patient using a wearable. When an abnormal state like fluctuation in heart rate which could be fatal to the patient is detected, our system sends an alert to the doctor and the caretaker so that they could provide immediate assistance to the patient. When this alert is received the doctor can immediately set the medicine and the dosage to be dispensed according to the patient's health condition. When the system gets updated with the change, medicine is dispensed immediately from the slot allocated for the specific medicine with the sounding of the alarm.</text:span></text:p>
      <text:p text:style-name="P5"/>
      <text:p text:style-name="P7"><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Sans2" svg:font-family="FreeSans, Arial" style:font-family-generic="swiss"/>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IN" style:letter-kerning="true" style:font-name-asian="Droid Sans Fallback1" style:font-family-asian="'Droid Sans Fallback', 'Times New Roman'" style:font-pitch-asian="variable" style:font-size-asian="12pt" style:font-name-complex="FreeSans2" style:font-family-complex="FreeSans, Arial" style:font-family-generic-complex="swiss" style:font-size-complex="12pt" style:language-complex="ml" style:country-complex="IN"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2:58:27.580558647</meta:creation-date>
    <dc:date>2016-01-14T12:59:07.798478388</dc:date>
    <meta:editing-duration>PT40S</meta:editing-duration>
    <meta:editing-cycles>1</meta:editing-cycles>
    <meta:document-statistic meta:table-count="0" meta:image-count="0" meta:object-count="0" meta:page-count="2" meta:paragraph-count="11" meta:word-count="516" meta:character-count="3282" meta:non-whitespace-character-count="2733"/>
    <meta:generator>LibreOffice/4.4.2.2$Linux_X86_64 LibreOffice_project/40m0$Build-2</meta:generator>
  </office:meta>
</office:document-meta>
</file>